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icWorkManager.doWork( Work wor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WorkManager.startWork( final Work wor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asicWorkManager.scheduleWork( Work wor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WorkManager.scheduleWork( Work work , long startTimeout , ExecutionContext execContext , WorkListener work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WorkManager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WorkManager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icWorkManager.startWork( Work work , long startTimeout , ExecutionContext execContext , WorkListener work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WorkManager.doWork( Work work , long startTimeout , ExecutionContext execContext , WorkListener work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WorkManager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WorkManager.BasicWork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